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aa403"/>
    </style:style>
    <style:style style:name="T3" style:family="text">
      <style:text-properties officeooo:rsid="00094864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94864"/>
    </style:style>
    <style:style style:name="T7" style:family="text">
      <style:text-properties fo:font-variant="normal" fo:text-transform="none" fo:color="#000000" fo:letter-spacing="normal" fo:font-style="normal" fo:font-weight="normal" officeooo:rsid="00082e98"/>
    </style:style>
    <style:style style:name="T8" style:family="text">
      <style:text-properties fo:font-variant="normal" fo:text-transform="none" fo:color="#000000" fo:letter-spacing="normal" fo:font-style="normal" fo:font-weight="normal" officeooo:rsid="000c6961"/>
    </style:style>
    <style:style style:name="T9" style:family="text">
      <style:text-properties fo:font-variant="normal" fo:text-transform="none" fo:color="#000000" fo:letter-spacing="normal" fo:font-style="normal" fo:font-weight="normal" officeooo:rsid="000dadc7"/>
    </style:style>
    <style:style style:name="T10" style:family="text">
      <style:text-properties fo:font-variant="normal" fo:text-transform="none" fo:color="#000000" fo:letter-spacing="normal" officeooo:rsid="00094864"/>
    </style:style>
    <style:style style:name="T11" style:family="text">
      <style:text-properties fo:font-variant="normal" fo:text-transform="none" fo:color="#000000" style:font-name="Liberation Mono" fo:font-size="10pt" fo:letter-spacing="normal" fo:font-style="normal" fo:font-weight="normal" officeooo:rsid="00094864" style:font-name-asian="DejaVu Sans Mono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10pt" fo:letter-spacing="normal" fo:font-style="normal" fo:font-weight="normal" officeooo:rsid="000c6961" style:font-name-asian="DejaVu Sans Mono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10pt" fo:letter-spacing="normal" fo:font-style="normal" fo:font-weight="normal" officeooo:rsid="000dadc7" style:font-name-asian="DejaVu Sans Mono" style:font-size-asian="10pt" style:font-name-complex="Liberation Mono" style:font-size-complex="10pt"/>
    </style:style>
    <style:style style:name="T14" style:family="text">
      <style:text-properties officeooo:rsid="000c6961"/>
    </style:style>
    <style:style style:name="T15" style:family="text">
      <style:text-properties officeooo:rsid="000dad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mv</text:span><text:span text:style-name="T5">(IOS) <text:s text:c="20"/>Specifica</text:span><text:span text:style-name="T7">t</text:span><text:span text:style-name="T5">ion Document <text:s text:c="22"/>m</text:span><text:span text:style-name="T6">v</text:span><text:span text:style-name="T5">(IOS)</text:span></text:p>
      <text:p text:style-name="P1"/>
      <text:p text:style-name="P1"/>
      <text:p text:style-name="P1"/>
      <text:p text:style-name="P3">NAME</text:p>
      <text:p text:style-name="P1"><text:span text:style-name="T4"><text:s text:c="7"/></text:span><text:span text:style-name="T11">mv</text:span><text:span text:style-name="T5"> – </text:span><text:span text:style-name="T11">move an object/item to another location</text:span></text:p>
      <text:p text:style-name="P1"/>
      <text:p text:style-name="P3">SYNOPSIS</text:p>
      <text:p text:style-name="P1"><text:span text:style-name="T4"><text:s text:c="7"/></text:span><text:span text:style-name="T11">mv</text:span><text:span text:style-name="T5"> [</text:span><text:span text:style-name="T11">ITEM</text:span><text:span text:style-name="T5">] </text:span><text:span text:style-name="T6">[LOCATION]</text:span></text:p>
      <text:p text:style-name="P1"/>
      <text:p text:style-name="P3">DESCRIPTION</text:p>
      <text:p text:style-name="P2"><text:s text:c="7"/><text:span text:style-name="T2">Moves the item [ITEM] to another directory specified in [LOCATION]. The player must always write two arguments, never less and never more.</text:span></text:p>
      <text:p text:style-name="P1"/>
      <text:p text:style-name="P3">SEE ALSO</text:p>
      <text:p text:style-name="P1"><text:span text:style-name="T4"><text:s text:c="7"/></text:span><text:span text:style-name="T12">cp</text:span></text:p>
      <text:p text:style-name="P1"/>
      <text:p text:style-name="P3">REPORTING BUGS</text:p>
      <text:p text:style-name="P2"><text:s text:c="7"/><text:span text:style-name="T1">write down here error that you have detected in your program and you can not correct. For example if you can not guarantee the answer when the argumen is a number.</text:span></text:p>
      <text:p text:style-name="P1"/>
      <text:p text:style-name="P3">AUTHOR</text:p>
      <text:p text:style-name="P1"><text:span text:style-name="T4"><text:tab/> <text:s/></text:span><text:span text:style-name="T13">Baldwin Rodríguez Ponc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08T16:07:49.193898192</dc:date>
    <meta:editing-duration>PT15M56S</meta:editing-duration>
    <meta:editing-cycles>8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79" meta:character-count="559" meta:non-whitespace-character-count="412"/>
  </office:meta>
</office:document-meta>
</file>